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0ec3" officeooo:paragraph-rsid="00050ec3"/>
    </style:style>
    <style:style style:name="P2" style:family="paragraph" style:parent-style-name="Standard">
      <style:text-properties officeooo:paragraph-rsid="00050ec3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o del / y //</text:p>
      <text:p text:style-name="P1">el / indica una ruta normal y el // indica que haya cualquier cosa de lo que viene a continuación.</text:p>
      <text:p text:style-name="Standard"/>
      <text:p text:style-name="Standard">"3 Nombre de los artistas para los que no hay año de fallecimiento.",</text:p>
      <text:p text:style-name="Standard">for $x in doc("artistas.xml")/artistas<text:span text:style-name="T2">/</text:span>artista</text:p>
      <text:p text:style-name="Standard">where not($x/fallecimiento)</text:p>
      <text:p text:style-name="Standard">return $x/nombreCompleto/data()</text:p>
      <text:p text:style-name="Standard"/>
      <text:p text:style-name="P2">"3 Nombre de los artistas para los que no hay año de fallecimiento.",</text:p>
      <text:p text:style-name="P2">for $x in doc("artistas.xml")/artistas<text:span text:style-name="T2">//</text:span>artista</text:p>
      <text:p text:style-name="P2">where not($x/fallecimiento)</text:p>
      <text:p text:style-name="P2">return $x/nombreCompleto/data(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30T18:27:36.596000000</meta:creation-date>
    <dc:date>2024-04-30T18:28:49.716000000</dc:date>
    <meta:editing-duration>PT1M13S</meta:editing-duration>
    <meta:editing-cycles>1</meta:editing-cycles>
    <meta:document-statistic meta:table-count="0" meta:image-count="0" meta:object-count="0" meta:page-count="1" meta:paragraph-count="10" meta:word-count="67" meta:character-count="459" meta:non-whitespace-character-count="402"/>
    <meta:generator>LibreOffice/7.6.4.1$Windows_X86_64 LibreOffice_project/e19e193f88cd6c0525a17fb7a176ed8e6a3e2aa1</meta:generator>
  </office:meta>
</office:document-meta>
</file>